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style:text-underline-style="solid" style:text-underline-width="auto" style:text-underline-color="font-color" officeooo:paragraph-rsid="00087b2e" style:font-size-asian="16pt" style:font-style-asian="italic" style:font-size-complex="16pt" style:font-style-complex="italic"/>
    </style:style>
    <style:style style:name="P2" style:family="paragraph" style:parent-style-name="Standard">
      <style:text-properties officeooo:rsid="00087b2e" officeooo:paragraph-rsid="00087b2e"/>
    </style:style>
    <style:style style:name="P3" style:family="paragraph" style:parent-style-name="Standard">
      <style:text-properties officeooo:paragraph-rsid="00087b2e"/>
    </style:style>
    <style:style style:name="P4" style:family="paragraph" style:parent-style-name="Heading_20_1">
      <style:paragraph-properties fo:text-align="center" style:justify-single-word="false"/>
      <style:text-properties fo:font-variant="normal" fo:text-transform="none" fo:color="#0a0a0a" loext:opacity="100%" style:font-name="Lato Extended" fo:font-size="16pt" fo:letter-spacing="normal" fo:font-style="normal" style:text-underline-style="solid" style:text-underline-width="auto" style:text-underline-color="font-color" fo:font-weight="normal" officeooo:paragraph-rsid="00087b2e"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2pt" fo:font-style="normal" style:text-underline-style="none" officeooo:rsid="0013fdc7" officeooo:paragraph-rsid="0013fdc7"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none" officeooo:rsid="0016c13f" officeooo:paragraph-rsid="0013fdc7" style:font-size-asian="10.5pt" style:font-style-asian="normal" style:font-size-complex="12pt" style:font-style-complex="normal"/>
    </style:style>
    <style:style style:name="T1" style:family="text">
      <style:text-properties officeooo:rsid="00087b2e"/>
    </style:style>
    <style:style style:name="T2" style:family="text">
      <style:text-properties fo:font-variant="normal" fo:text-transform="none" fo:color="#000000" loext:opacity="100%" style:font-name="Arial" fo:font-size="9.60000038146973pt" fo:letter-spacing="normal" fo:font-style="normal" style:text-underline-style="solid" style:text-underline-width="auto" style:text-underline-color="font-color" fo:font-weight="normal" loext:padding="0cm" loext:border="none"/>
    </style:style>
    <style:style style:name="T3" style:family="text">
      <style:text-properties officeooo:rsid="0015e426"/>
    </style:style>
    <style:style style:name="T4" style:family="text">
      <style:text-properties officeooo:rsid="0016c1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lson Lefebvre</text:p>
      <text:p text:style-name="P3"><text:span text:style-name="T1">Nuid : </text:span><text:span text:style-name="T2">03137910</text:span> </text:p>
      <text:p text:style-name="P3"/>
      <text:h text:style-name="P4" text:outline-level="1">Reading on AI: Facebook bAbi</text:h>
      <text:p text:style-name="P1"/>
      <text:p text:style-name="P6">The interesting points that struck me in the analysis of the texts is that it is very similar to that of the language itself. We base ourselves on actions and try to apply different status to them and sometimes avoid the ambiguities of the language. We could also transfer the learning between each task and create interactions between tasks that would be possible in the future. This way we can also browse a large amount of data to be able to apply it on a large scale. This can be very interesting for data science, but also for neural networks.</text:p>
      <text:p text:style-name="P6">But the only problem is that human intervention is necessary to determine the tangibility of the information. But if the amount of information is huge, the creation of a viable prototype will take a lot of time and resource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1T14:43:03.256000000</dc:date>
    <meta:editing-duration>PT25M51S</meta:editing-duration>
    <meta:editing-cycles>7</meta:editing-cycles>
    <meta:generator>LibreOffice/7.3.0.3$Windows_X86_64 LibreOffice_project/0f246aa12d0eee4a0f7adcefbf7c878fc2238db3</meta:generator>
    <meta:document-statistic meta:table-count="0" meta:image-count="0" meta:object-count="0" meta:page-count="1" meta:paragraph-count="5" meta:word-count="149" meta:character-count="832" meta:non-whitespace-character-count="687"/>
  </office:meta>
</office:document-meta>
</file>